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7d1d1" draw:textarea-horizontal-align="justify" draw:textarea-vertical-align="middle" draw:auto-grow-height="false" fo:min-height="0.766cm" fo:min-width="4.961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5.565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4.3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5.7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dc578" draw:textarea-horizontal-align="justify" draw:textarea-vertical-align="middle" draw:auto-grow-height="false" fo:min-height="0.766cm" fo:min-width="5.723cm"/>
    </style:style>
    <style:style style:name="gr8" style:family="graphic" style:parent-style-name="standard">
      <style:graphic-properties draw:fill-color="#f37b70" draw:textarea-horizontal-align="justify" draw:textarea-vertical-align="middle" draw:auto-grow-height="false" fo:min-height="0.639cm" fo:min-width="3.437cm"/>
    </style:style>
    <style:style style:name="gr9" style:family="graphic" style:parent-style-name="standard">
      <style:graphic-properties draw:fill-color="#fdc578" draw:textarea-horizontal-align="justify" draw:textarea-vertical-align="middle" draw:auto-grow-height="false" fo:min-height="0.893cm" fo:min-width="10.041cm"/>
    </style:style>
    <style:style style:name="gr10" style:family="graphic" style:parent-style-name="standard">
      <style:graphic-properties draw:fill-color="#fdc578" draw:textarea-horizontal-align="justify" draw:textarea-vertical-align="middle" draw:auto-grow-height="false" fo:min-height="0.893cm" fo:min-width="8.009cm"/>
    </style:style>
    <style:style style:name="gr11" style:family="graphic" style:parent-style-name="standard">
      <style:graphic-properties draw:fill-color="#87d1d1" draw:textarea-horizontal-align="justify" draw:textarea-vertical-align="middle" draw:auto-grow-height="false" fo:min-height="0.766cm" fo:min-width="6.231cm"/>
    </style:style>
    <style:style style:name="gr12" style:family="graphic" style:parent-style-name="standard">
      <style:graphic-properties draw:fill-color="#c7a0cb" draw:textarea-horizontal-align="justify" draw:textarea-vertical-align="middle" draw:auto-grow-height="false" fo:min-height="1.02cm" fo:min-width="8.898cm"/>
    </style:style>
    <style:style style:name="gr13" style:family="graphic" style:parent-style-name="standard">
      <style:graphic-properties draw:fill-color="#87d1d1" draw:textarea-horizontal-align="justify" draw:textarea-vertical-align="middle" draw:auto-grow-height="false" fo:min-height="0.766cm" fo:min-width="7.628cm"/>
    </style:style>
    <style:style style:name="gr14" style:family="graphic" style:parent-style-name="standard">
      <style:graphic-properties draw:fill-color="#f37b70" draw:textarea-horizontal-align="justify" draw:textarea-vertical-align="middle" draw:auto-grow-height="false" fo:min-height="0.893cm" fo:min-width="8.263cm"/>
    </style:style>
    <style:style style:name="gr15" style:family="graphic" style:parent-style-name="standard">
      <style:graphic-properties draw:textarea-horizontal-align="justify" draw:textarea-vertical-align="middle" draw:auto-grow-height="false" fo:min-height="0.893cm" fo:min-width="7.628cm"/>
    </style:style>
    <style:style style:name="gr16" style:family="graphic" style:parent-style-name="standard">
      <style:graphic-properties draw:fill-color="#f37b70" draw:textarea-horizontal-align="justify" draw:textarea-vertical-align="middle" draw:auto-grow-height="false" fo:min-height="0.893cm" fo:min-width="6.358cm"/>
    </style:style>
    <style:style style:name="gr17" style:family="graphic" style:parent-style-name="standard">
      <style:graphic-properties draw:fill-color="#f37b70" draw:textarea-horizontal-align="justify" draw:textarea-vertical-align="middle" draw:auto-grow-height="false" fo:min-height="0.766cm" fo:min-width="5.596cm"/>
    </style:style>
    <style:style style:name="gr18" style:family="graphic" style:parent-style-name="standard">
      <style:graphic-properties draw:fill-color="#f37b70" draw:textarea-horizontal-align="justify" draw:textarea-vertical-align="middle" draw:auto-grow-height="false" fo:min-height="0.766cm" fo:min-width="5.469cm"/>
    </style:style>
    <style:style style:name="gr19" style:family="graphic" style:parent-style-name="standard">
      <style:graphic-properties draw:fill-color="#fdc578" draw:textarea-horizontal-align="justify" draw:textarea-vertical-align="middle" draw:auto-grow-height="false" fo:min-height="0.893cm" fo:min-width="9.533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4.961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5.596cm"/>
    </style:style>
    <style:style style:name="gr23" style:family="graphic" style:parent-style-name="standard">
      <style:graphic-properties draw:fill-color="#c7a0cb" draw:textarea-horizontal-align="justify" draw:textarea-vertical-align="middle" draw:auto-grow-height="false" fo:min-height="1.147cm" fo:min-width="6.231cm"/>
    </style:style>
    <style:style style:name="gr24" style:family="graphic" style:parent-style-name="standard">
      <style:graphic-properties draw:fill-color="#c7a0cb" draw:textarea-horizontal-align="justify" draw:textarea-vertical-align="middle" draw:auto-grow-height="false" fo:min-height="1.02cm" fo:min-width="10.422cm"/>
    </style:style>
    <style:style style:name="gr25" style:family="graphic" style:parent-style-name="standard">
      <style:graphic-properties draw:fill-color="#87d1d1" draw:textarea-horizontal-align="justify" draw:textarea-vertical-align="middle" draw:auto-grow-height="false" fo:min-height="1.02cm" fo:min-width="10.422cm"/>
    </style:style>
    <style:style style:name="gr26" style:family="graphic" style:parent-style-name="standard">
      <style:graphic-properties draw:textarea-horizontal-align="justify" draw:textarea-vertical-align="middle" draw:auto-grow-height="false" fo:min-height="0.893cm" fo:min-width="6.485cm"/>
    </style:style>
    <style:style style:name="gr27" style:family="graphic" style:parent-style-name="standard">
      <style:graphic-properties draw:fill-color="#c7a0cb" draw:textarea-horizontal-align="justify" draw:textarea-vertical-align="middle" draw:auto-grow-height="false" fo:min-height="0.893cm" fo:min-width="6.358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4.453cm"/>
    </style:style>
    <style:style style:name="P1" style:family="paragraph">
      <style:paragraph-properties fo:text-align="center"/>
    </style:style>
    <style:style style:name="P2" style:family="paragraph">
      <loext:graphic-properties draw:fill-color="#87d1d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dc578"/>
      <style:paragraph-properties fo:text-align="center"/>
    </style:style>
    <style:style style:name="P5" style:family="paragraph">
      <loext:graphic-properties draw:fill-color="#f37b7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c7a0cb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016cm" svg:x="5.572cm" svg:y="2.143cm">
          <text:p text:style-name="P1"><text:s/>.mat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065cm" svg:height="2.413cm" svg:x="14.462cm" svg:y="0.746cm">
          <text:p text:style-name="P1">info with </text:p>
          <text:p text:style-name="P1">correct sensor</text:p>
          <text:p text:style-name="P1">coord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826cm" svg:height="0.889cm" svg:x="4.937cm" svg:y="9.509cm">
          <text:p text:style-name="P1">_resample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8.302cm" svg:y1="3.159cm" svg:x2="15.033cm" svg:y2="4.81cm" draw:start-shape="id1" draw:start-glue-point="2" draw:end-shape="id2" draw:end-glue-point="0" svg:d="M8302 3159c0 1237 6731 412 6731 1651" svg:viewBox="0 0 6732 1652">
          <text:p text:style-name="P1"/>
        </draw:connector>
        <draw:custom-shape draw:style-name="gr5" draw:text-style-name="P1" xml:id="id5" draw:id="id5" draw:layer="layout" svg:width="6.223cm" svg:height="1.016cm" svg:x="11.16cm" svg:y="12.684cm">
          <text:p text:style-name="P1">_SSS.fif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6.223cm" svg:height="1.016cm" svg:x="1.127cm" svg:y="20.177cm">
          <text:p text:style-name="P1">tremor annotation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35cm" svg:y1="10.398cm" svg:x2="7.413cm" svg:y2="14.716cm" draw:start-shape="id3" draw:start-glue-point="2" draw:end-shape="id4" draw:end-glue-point="0" svg:d="M7350 10398c0 3237 63 1078 63 4318" svg:viewBox="0 0 64 4319">
          <text:p text:style-name="P1"/>
        </draw:connector>
        <draw:connector draw:style-name="gr6" draw:text-style-name="P3" draw:layer="layout" draw:type="curve" svg:x1="7.35cm" svg:y1="10.398cm" svg:x2="14.271cm" svg:y2="12.684cm" draw:start-shape="id3" draw:start-glue-point="2" draw:end-shape="id5" svg:d="M7350 10398c0 1714 6921 572 6921 2286" svg:viewBox="0 0 6922 2287">
          <text:p/>
        </draw:connector>
        <draw:custom-shape draw:style-name="gr7" draw:text-style-name="P4" xml:id="id6" draw:id="id6" draw:layer="layout" svg:width="6.223cm" svg:height="1.016cm" svg:x="15.097cm" svg:y="16.875cm">
          <text:p text:style-name="P1">LFP_analyze.ipynb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7.35cm" svg:y1="10.398cm" svg:x2="18.208cm" svg:y2="16.875cm" draw:start-shape="id3" draw:start-glue-point="2" draw:end-shape="id6" draw:end-glue-point="0" svg:d="M7350 10398c0 4857 10858 1619 10858 6477" svg:viewBox="0 0 10859 6478">
          <text:p/>
        </draw:connector>
        <draw:custom-shape draw:style-name="gr8" draw:text-style-name="P5" xml:id="id2" draw:id="id2" draw:layer="layout" svg:width="3.937cm" svg:height="0.889cm" svg:x="13.065cm" svg:y="4.81cm">
          <text:p text:style-name="P1">resave.py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7.494cm" svg:y1="3.159cm" svg:x2="15.033cm" svg:y2="4.81cm" draw:start-shape="id7" draw:start-glue-point="2" draw:end-shape="id2" draw:end-glue-point="0" svg:d="M17494 3159c0 1237-2461 412-2461 1651" svg:viewBox="0 0 2462 1652">
          <text:p/>
        </draw:connector>
        <draw:connector draw:style-name="gr4" draw:text-style-name="P3" draw:layer="layout" draw:type="curve" svg:x1="15.033cm" svg:y1="5.699cm" svg:x2="7.35cm" svg:y2="9.509cm" draw:start-shape="id2" draw:start-glue-point="2" draw:end-shape="id3" svg:d="M15033 5699c0 2856-7683 951-7683 3810" svg:viewBox="0 0 7684 3811">
          <text:p text:style-name="P6">resample</text:p>
          <text:p text:style-name="P1">notch</text:p>
        </draw:connector>
        <draw:custom-shape draw:style-name="gr5" draw:text-style-name="P1" xml:id="id8" draw:id="id8" draw:layer="layout" svg:width="6.223cm" svg:height="1.016cm" svg:x="22.082cm" svg:y="7.985cm">
          <text:p text:style-name="P1">MEG artifact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5.033cm" svg:y1="5.699cm" svg:x2="25.193cm" svg:y2="7.985cm" draw:start-shape="id2" draw:start-glue-point="2" draw:end-shape="id8" draw:end-glue-point="0" svg:d="M15033 5699c0 1714 10160 572 10160 2286" svg:viewBox="0 0 10161 2287">
          <text:p/>
        </draw:connector>
        <draw:custom-shape draw:style-name="gr5" draw:text-style-name="P1" xml:id="id9" draw:id="id9" draw:layer="layout" svg:width="6.223cm" svg:height="1.016cm" svg:x="13.827cm" svg:y="8.62cm">
          <text:p text:style-name="P1">MEG ICA.gz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5.033cm" svg:y1="5.699cm" svg:x2="16.938cm" svg:y2="8.62cm" draw:start-shape="id2" draw:start-glue-point="2" draw:end-shape="id9" svg:d="M15033 5699c0 2190 1905 730 1905 2921" svg:viewBox="0 0 1906 2922">
          <text:p/>
        </draw:connector>
        <draw:custom-shape draw:style-name="gr9" draw:text-style-name="P4" xml:id="id4" draw:id="id4" draw:layer="layout" svg:width="10.541cm" svg:height="1.143cm" svg:x="2.143cm" svg:y="14.716cm">
          <text:p text:style-name="P1">Muscle_manage_annotations.ipynb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7.413cm" svg:y1="15.859cm" svg:x2="4.238cm" svg:y2="20.177cm" draw:start-shape="id4" draw:start-glue-point="2" draw:end-shape="id10" draw:end-glue-point="0" svg:d="M7413 15859c0 3238-3175 1080-3175 4318" svg:viewBox="0 0 3176 4319">
          <text:p/>
        </draw:connector>
        <draw:custom-shape draw:style-name="gr5" draw:text-style-name="P1" xml:id="id11" draw:id="id11" draw:layer="layout" svg:width="6.223cm" svg:height="1.016cm" svg:x="7.604cm" svg:y="22.082cm">
          <text:p text:style-name="P1">EMG raw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413cm" svg:y1="15.859cm" svg:x2="10.715cm" svg:y2="22.082cm" draw:start-shape="id4" draw:start-glue-point="2" draw:end-shape="id11" draw:end-glue-point="0" svg:d="M7413 15859c0 4666 3302 1555 3302 6223" svg:viewBox="0 0 3303 6224">
          <text:p text:style-name="P1">highpass</text:p>
        </draw:connector>
        <draw:custom-shape draw:style-name="gr5" draw:text-style-name="P1" xml:id="id12" draw:id="id12" draw:layer="layout" svg:width="6.223cm" svg:height="1.016cm" svg:x="19.923cm" svg:y="20.431cm">
          <text:p text:style-name="P1">LFP artifact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8.208cm" svg:y1="17.891cm" svg:x2="23.034cm" svg:y2="20.431cm" draw:start-shape="id6" draw:start-glue-point="2" draw:end-shape="id12" draw:end-glue-point="0" svg:d="M18208 17891c0 1905 4826 635 4826 2540" svg:viewBox="0 0 4827 2541">
          <text:p/>
        </draw:connector>
        <draw:custom-shape draw:style-name="gr10" draw:text-style-name="P4" xml:id="id13" draw:id="id13" draw:layer="layout" svg:width="8.509cm" svg:height="1.143cm" svg:x="19.034cm" svg:y="11.414cm">
          <text:p text:style-name="P1">MEG_artif_remove_t.ipynb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6.938cm" svg:y1="9.636cm" svg:x2="23.288cm" svg:y2="11.414cm" draw:start-shape="id9" draw:start-glue-point="2" draw:end-shape="id13" draw:end-glue-point="0" svg:d="M16938 9636c0 1333 6350 445 6350 1778" svg:viewBox="0 0 6351 1779">
          <text:p/>
        </draw:connector>
        <draw:connector draw:style-name="gr6" draw:text-style-name="P3" draw:layer="layout" draw:type="curve" svg:x1="25.193cm" svg:y1="9.001cm" svg:x2="23.288cm" svg:y2="11.414cm" draw:start-shape="id8" draw:start-glue-point="2" draw:end-shape="id13" draw:end-glue-point="0" svg:d="M25193 9001c0 1809-1905 603-1905 2413" svg:viewBox="0 0 1906 2414">
          <text:p/>
        </draw:connector>
        <draw:custom-shape draw:style-name="gr11" draw:text-style-name="P2" xml:id="id16" draw:id="id16" draw:layer="layout" svg:width="6.731cm" svg:height="1.016cm" svg:x="33.893cm" svg:y="1.508cm">
          <text:p text:style-name="P1">Mesh on the head su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4" draw:id="id14" draw:layer="layout" svg:width="6.731cm" svg:height="1.016cm" svg:x="26.4cm" svg:y="1.381cm">
          <text:p text:style-name="P1">.hdmf</text:p>
          <draw:enhanced-geometry svg:viewBox="0 0 21600 21600" draw:type="rectangle" draw:enhanced-path="M 0 0 L 21600 0 21600 21600 0 21600 0 0 Z N"/>
        </draw:custom-shape>
        <draw:custom-shape draw:style-name="gr12" draw:text-style-name="P7" xml:id="id15" draw:id="id15" draw:layer="layout" svg:width="9.398cm" svg:height="1.27cm" svg:x="29.067cm" svg:y="3.54cm">
          <text:p text:style-name="P1">parcel_script_aal.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29.765cm" svg:y1="2.397cm" svg:x2="33.766cm" svg:y2="3.54cm" draw:start-shape="id14" draw:start-glue-point="2" draw:end-shape="id15" svg:d="M29765 2397c0 858 4001 287 4001 1143" svg:viewBox="0 0 4002 1144">
          <text:p/>
        </draw:connector>
        <draw:connector draw:style-name="gr6" draw:text-style-name="P3" draw:layer="layout" draw:type="curve" svg:x1="37.258cm" svg:y1="2.524cm" svg:x2="33.766cm" svg:y2="3.54cm" draw:start-shape="id16" draw:start-glue-point="2" draw:end-shape="id15" draw:end-glue-point="0" svg:d="M37258 2524c0 762-3492 254-3492 1016" svg:viewBox="0 0 3493 1017">
          <text:p/>
        </draw:connector>
        <draw:custom-shape draw:style-name="gr13" draw:text-style-name="P2" xml:id="id17" draw:id="id17" draw:layer="layout" svg:width="8.128cm" svg:height="1.016cm" svg:x="30.845cm" svg:y="6.715cm">
          <text:p text:style-name="P1">_modcoord_parcel_aal.ma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33.766cm" svg:y1="4.81cm" svg:x2="34.909cm" svg:y2="6.715cm" draw:start-shape="id15" draw:start-glue-point="2" draw:end-shape="id17" svg:d="M33766 4810c0 1429 1143 477 1143 1905" svg:viewBox="0 0 1144 1906">
          <text:p/>
        </draw:connector>
        <draw:custom-shape draw:style-name="gr14" draw:text-style-name="P5" xml:id="id18" draw:id="id18" draw:layer="layout" svg:width="8.763cm" svg:height="1.143cm" svg:x="33.258cm" svg:y="15.605cm">
          <text:p text:style-name="P1">run_process_FTsources.py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34.909cm" svg:y1="7.731cm" svg:x2="37.639cm" svg:y2="15.605cm" draw:start-shape="id17" draw:start-glue-point="2" draw:end-shape="id18" svg:d="M34909 7731c0 5905 2730 1969 2730 7874" svg:viewBox="0 0 2731 7875">
          <text:p/>
        </draw:connector>
        <draw:custom-shape draw:style-name="gr15" draw:text-style-name="P1" xml:id="id20" draw:id="id20" draw:layer="layout" svg:width="8.128cm" svg:height="1.143cm" svg:x="28.432cm" svg:y="18.907cm">
          <text:p text:style-name="P1"><text:span text:style-name="T1">_src_</text:span>rec_info.gz</text:p>
          <draw:enhanced-geometry svg:viewBox="0 0 21600 21600" draw:type="rectangle" draw:enhanced-path="M 0 0 L 21600 0 21600 21600 0 21600 0 0 Z N"/>
        </draw:custom-shape>
        <draw:custom-shape draw:style-name="gr15" draw:text-style-name="P1" xml:id="id19" draw:id="id19" draw:layer="layout" svg:width="8.128cm" svg:height="1.143cm" svg:x="37.195cm" svg:y="18.907cm">
          <text:p text:style-name="P1">pcica_srcd_...fif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37.639cm" svg:y1="16.748cm" svg:x2="41.259cm" svg:y2="18.907cm" draw:start-shape="id18" draw:start-glue-point="2" draw:end-shape="id19" draw:end-glue-point="0" svg:d="M37639 16748c0 1618 3620 539 3620 2159" svg:viewBox="0 0 3621 2160">
          <text:p/>
        </draw:connector>
        <draw:connector draw:style-name="gr6" draw:text-style-name="P3" draw:layer="layout" draw:type="curve" svg:x1="37.639cm" svg:y1="16.748cm" svg:x2="32.496cm" svg:y2="18.907cm" draw:start-shape="id18" draw:start-glue-point="2" draw:end-shape="id20" svg:d="M37639 16748c0 1618-5143 539-5143 2159" svg:viewBox="0 0 5144 2160">
          <text:p/>
        </draw:connector>
        <draw:custom-shape draw:style-name="gr16" draw:text-style-name="P5" xml:id="id21" draw:id="id21" draw:layer="layout" svg:width="6.858cm" svg:height="1.143cm" svg:x="23.86cm" svg:y="24.495cm">
          <text:p text:style-name="P1">gen_features.py</text:p>
          <draw:enhanced-geometry svg:viewBox="0 0 21600 21600" draw:type="rectangle" draw:enhanced-path="M 0 0 L 21600 0 21600 21600 0 21600 0 0 Z N"/>
        </draw:custom-shape>
        <draw:custom-shape draw:style-name="gr17" draw:text-style-name="P5" xml:id="id23" draw:id="id23" draw:layer="layout" svg:width="6.096cm" svg:height="1.016cm" svg:x="20.812cm" svg:y="29.448cm">
          <text:p text:style-name="P1">run_PCA.py</text:p>
          <draw:enhanced-geometry svg:viewBox="0 0 21600 21600" draw:type="rectangle" draw:enhanced-path="M 0 0 L 21600 0 21600 21600 0 21600 0 0 Z N"/>
        </draw:custom-shape>
        <draw:custom-shape draw:style-name="gr18" draw:text-style-name="P5" xml:id="id25" draw:id="id25" draw:layer="layout" svg:width="5.969cm" svg:height="1.016cm" svg:x="20.812cm" svg:y="34.274cm">
          <text:p text:style-name="P1">run_tSNE.py</text:p>
          <draw:enhanced-geometry svg:viewBox="0 0 21600 21600" draw:type="rectangle" draw:enhanced-path="M 0 0 L 21600 0 21600 21600 0 21600 0 0 Z N"/>
        </draw:custom-shape>
        <draw:custom-shape draw:style-name="gr19" draw:text-style-name="P4" xml:id="id27" draw:id="id27" draw:layer="layout" svg:width="10.033cm" svg:height="1.143cm" svg:x="20.812cm" svg:y="39.354cm">
          <text:p text:style-name="P1">Interactive scatter.ipynb</text:p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5.461cm" svg:height="1.016cm" svg:x="14.97cm" svg:y="36.56cm">
          <text:p text:style-name="P1">tSNE….npz</text:p>
          <draw:enhanced-geometry svg:viewBox="0 0 21600 21600" draw:type="rectangle" draw:enhanced-path="M 0 0 L 21600 0 21600 21600 0 21600 0 0 Z N"/>
        </draw:custom-shape>
        <draw:custom-shape draw:style-name="gr21" draw:text-style-name="P1" xml:id="id22" draw:id="id22" draw:layer="layout" svg:width="5.588cm" svg:height="1.016cm" svg:x="14.081cm" svg:y="26.908cm">
          <text:p text:style-name="P1">feats_...npz</text:p>
          <draw:enhanced-geometry svg:viewBox="0 0 21600 21600" draw:type="rectangle" draw:enhanced-path="M 0 0 L 21600 0 21600 21600 0 21600 0 0 Z N"/>
        </draw:custom-shape>
        <draw:custom-shape draw:style-name="gr22" draw:text-style-name="P1" xml:id="id24" draw:id="id24" draw:layer="layout" svg:width="6.096cm" svg:height="1.016cm" svg:x="15.351cm" svg:y="31.861cm">
          <text:p text:style-name="P1">PCA...npz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27.289cm" svg:y1="25.638cm" svg:x2="16.875cm" svg:y2="26.908cm" draw:start-shape="id21" draw:start-glue-point="2" draw:end-shape="id22" draw:end-glue-point="0" svg:d="M27289 25638c0 952-10414 318-10414 1270" svg:viewBox="0 0 10415 1271">
          <text:p/>
        </draw:connector>
        <draw:connector draw:style-name="gr6" draw:text-style-name="P3" draw:layer="layout" draw:type="curve" svg:x1="16.875cm" svg:y1="27.924cm" svg:x2="23.86cm" svg:y2="29.448cm" draw:start-shape="id22" draw:end-shape="id23" draw:end-glue-point="0" svg:d="M16875 27924c0 1143 6985 381 6985 1524" svg:viewBox="0 0 6986 1525">
          <text:p/>
        </draw:connector>
        <draw:connector draw:style-name="gr6" draw:text-style-name="P3" draw:layer="layout" draw:type="curve" svg:x1="23.86cm" svg:y1="30.464cm" svg:x2="18.399cm" svg:y2="31.861cm" draw:start-shape="id23" draw:start-glue-point="2" draw:end-shape="id24" draw:end-glue-point="0" svg:d="M23860 30464c0 1048-5461 350-5461 1397" svg:viewBox="0 0 5462 1398">
          <text:p/>
        </draw:connector>
        <draw:connector draw:style-name="gr6" draw:text-style-name="P3" draw:layer="layout" draw:type="curve" svg:x1="18.399cm" svg:y1="32.877cm" svg:x2="23.796cm" svg:y2="34.274cm" draw:start-shape="id24" draw:start-glue-point="2" draw:end-shape="id25" draw:end-glue-point="0" svg:d="M18399 32877c0 1048 5397 350 5397 1397" svg:viewBox="0 0 5398 1398">
          <text:p/>
        </draw:connector>
        <draw:connector draw:style-name="gr6" draw:text-style-name="P3" draw:layer="layout" draw:type="curve" svg:x1="23.796cm" svg:y1="35.29cm" svg:x2="17.7cm" svg:y2="36.56cm" draw:start-shape="id25" draw:start-glue-point="2" draw:end-shape="id26" draw:end-glue-point="0" svg:d="M23796 35290c0 952-6096 318-6096 1270" svg:viewBox="0 0 6097 1271">
          <text:p/>
        </draw:connector>
        <draw:connector draw:style-name="gr6" draw:text-style-name="P3" draw:layer="layout" draw:type="curve" svg:x1="17.7cm" svg:y1="37.576cm" svg:x2="25.828cm" svg:y2="39.354cm" draw:start-shape="id26" draw:start-glue-point="2" draw:end-shape="id27" svg:d="M17700 37576c0 1333 8128 445 8128 1778" svg:viewBox="0 0 8129 1779">
          <text:p/>
        </draw:connector>
        <draw:custom-shape draw:style-name="gr23" draw:text-style-name="P7" xml:id="id28" draw:id="id28" draw:layer="layout" svg:width="6.731cm" svg:height="1.397cm" svg:x="41.64cm" svg:y="3.667cm">
          <text:p text:style-name="P1">plot_parcels.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38.465cm" svg:y1="4.175cm" svg:x2="41.64cm" svg:y2="4.365cm" draw:start-shape="id15" draw:start-glue-point="1" draw:end-shape="id28" draw:end-glue-point="3" svg:d="M38465 4175c2380 0 793 190 3175 190" svg:viewBox="0 0 3176 191">
          <text:p/>
        </draw:connector>
        <draw:custom-shape draw:style-name="gr24" draw:text-style-name="P7" xml:id="id29" draw:id="id29" draw:layer="layout" svg:width="10.922cm" svg:height="1.27cm" svg:x="42.91cm" svg:y="7.858cm">
          <text:p text:style-name="P1">MEGsource_reconstruct_multiraw.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41.259cm" svg:y1="20.05cm" svg:x2="27.289cm" svg:y2="24.495cm" draw:start-shape="id19" draw:start-glue-point="2" draw:end-shape="id21" svg:d="M41259 20050c0 3333-13970 1111-13970 4445" svg:viewBox="0 0 13971 4446">
          <text:p/>
        </draw:connector>
        <draw:connector draw:style-name="gr6" draw:text-style-name="P3" draw:layer="layout" draw:type="curve" svg:x1="32.496cm" svg:y1="20.05cm" svg:x2="27.289cm" svg:y2="24.495cm" draw:start-shape="id20" draw:start-glue-point="2" draw:end-shape="id21" svg:d="M32496 20050c0 3333-5207 1111-5207 4445" svg:viewBox="0 0 5208 4446">
          <text:p/>
        </draw:connector>
        <draw:custom-shape draw:style-name="gr25" draw:text-style-name="P2" xml:id="id30" draw:id="id30" draw:layer="layout" svg:width="10.922cm" svg:height="1.27cm" svg:x="45.069cm" svg:y="16.24cm">
          <text:p text:style-name="P1">srcd….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48.371cm" svg:y1="9.128cm" svg:x2="50.53cm" svg:y2="16.24cm" draw:start-shape="id29" draw:end-shape="id30" draw:end-glue-point="0" svg:d="M48371 9128c0 5334 2159 1778 2159 7112" svg:viewBox="0 0 2160 7113">
          <text:p/>
        </draw:connector>
        <draw:connector draw:style-name="gr6" draw:text-style-name="P3" draw:layer="layout" draw:type="curve" svg:x1="25.193cm" svg:y1="9.001cm" svg:x2="42.91cm" svg:y2="8.493cm" draw:start-shape="id8" draw:start-glue-point="2" draw:end-shape="id29" draw:end-glue-point="3" svg:d="M25193 9001c0 751 5207 627 6898 312s-135-820 10819-820" svg:viewBox="0 0 17718 1068">
          <text:p/>
        </draw:connector>
        <draw:custom-shape draw:style-name="gr26" draw:text-style-name="P1" xml:id="id31" draw:id="id31" draw:layer="layout" svg:width="6.985cm" svg:height="1.143cm" svg:x="22.209cm" svg:y="14.081cm">
          <text:p text:style-name="P1">afterICA_raw.fif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23.288cm" svg:y1="12.557cm" svg:x2="25.701cm" svg:y2="14.081cm" draw:start-shape="id13" draw:start-glue-point="2" draw:end-shape="id31" svg:d="M23288 12557c0 1141 2413 380 2413 1524" svg:viewBox="0 0 2414 1525">
          <text:p/>
        </draw:connector>
        <draw:connector draw:style-name="gr6" draw:text-style-name="P3" draw:layer="layout" draw:type="curve" svg:x1="29.194cm" svg:y1="14.652cm" svg:x2="42.91cm" svg:y2="8.493cm" draw:start-shape="id31" draw:start-glue-point="1" draw:end-shape="id29" draw:end-glue-point="3" svg:d="M29194 14652c10287 0 3429-6159 13716-6159" svg:viewBox="0 0 13717 6160">
          <text:p/>
        </draw:connector>
        <draw:connector draw:style-name="gr6" draw:text-style-name="P3" draw:layer="layout" draw:type="curve" svg:x1="45.069cm" svg:y1="16.875cm" svg:x2="42.021cm" svg:y2="16.176cm" draw:start-shape="id30" draw:start-glue-point="3" draw:end-shape="id18" svg:d="M45069 16875c-2286 0-762-699-3048-699" svg:viewBox="0 0 3049 700">
          <text:p/>
        </draw:connector>
        <draw:custom-shape draw:style-name="gr5" draw:text-style-name="P1" xml:id="id32" draw:id="id32" draw:layer="layout" svg:width="6.223cm" svg:height="1.016cm" svg:x="12.303cm" svg:y="19.542cm">
          <text:p text:style-name="P1">LFP raw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8.208cm" svg:y1="17.891cm" svg:x2="15.414cm" svg:y2="19.542cm" draw:start-shape="id6" draw:start-glue-point="2" draw:end-shape="id32" draw:end-glue-point="0" svg:d="M18208 17891c0 1239-2794 414-2794 1651" svg:viewBox="0 0 2795 1652">
          <text:p/>
        </draw:connector>
        <draw:custom-shape draw:style-name="gr27" draw:text-style-name="P7" xml:id="id33" draw:id="id33" draw:layer="layout" svg:width="6.858cm" svg:height="1.143cm" svg:x="51.165cm" svg:y="11.033cm">
          <text:p text:style-name="P1">srcrec.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53.832cm" svg:y1="8.493cm" svg:x2="54.594cm" svg:y2="11.033cm" draw:start-shape="id29" draw:start-glue-point="1" draw:end-shape="id33" draw:end-glue-point="0" svg:d="M53832 8493c508 0 762 846 762 2540" svg:viewBox="0 0 763 2541">
          <text:p/>
        </draw:connector>
        <draw:connector draw:style-name="gr6" draw:text-style-name="P3" draw:layer="layout" draw:type="curve" svg:x1="54.594cm" svg:y1="12.176cm" svg:x2="48.371cm" svg:y2="9.128cm" draw:start-shape="id33" draw:start-glue-point="2" draw:end-shape="id29" draw:end-glue-point="2" svg:d="M54594 12176c0 750-6223 2274-6223-3048" svg:viewBox="0 0 6224 3840">
          <text:p/>
        </draw:connector>
        <draw:connector draw:style-name="gr6" draw:text-style-name="P3" draw:layer="layout" draw:type="curve" svg:x1="23.034cm" svg:y1="21.447cm" svg:x2="27.289cm" svg:y2="24.495cm" draw:start-shape="id12" draw:start-glue-point="2" draw:end-shape="id21" draw:end-glue-point="0" svg:d="M23034 21447c0 2286 4255 762 4255 3048" svg:viewBox="0 0 4256 3049">
          <text:p/>
        </draw:connector>
        <draw:connector draw:style-name="gr6" draw:text-style-name="P3" draw:layer="layout" draw:type="curve" svg:x1="4.238cm" svg:y1="21.193cm" svg:x2="20.812cm" svg:y2="29.956cm" draw:start-shape="id10" draw:start-glue-point="2" draw:end-shape="id23" draw:end-glue-point="3" svg:d="M4238 21193c0 5842 5524 8763 16574 8763" svg:viewBox="0 0 16575 8764">
          <text:p/>
        </draw:connector>
        <draw:custom-shape draw:style-name="gr3" draw:text-style-name="P1" xml:id="id34" draw:id="id34" draw:layer="layout" svg:width="4.826cm" svg:height="0.889cm" svg:x="2.143cm" svg:y="6.969cm">
          <text:p text:style-name="P1">_LFP_1hz.fif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3.065cm" svg:y1="5.254cm" svg:x2="6.969cm" svg:y2="7.413cm" draw:start-shape="id2" draw:start-glue-point="3" draw:end-shape="id34" draw:end-glue-point="1" svg:d="M13065 5254c-4572 0-1524 2159-6096 2159" svg:viewBox="0 0 6097 2160">
          <text:p/>
        </draw:connector>
        <draw:connector draw:style-name="gr6" draw:text-style-name="P3" draw:layer="layout" draw:type="curve" svg:x1="2.143cm" svg:y1="7.413cm" svg:x2="23.86cm" svg:y2="25.066cm" draw:start-shape="id34" draw:start-glue-point="3" draw:end-shape="id21" draw:end-glue-point="3" svg:d="M2143 7413c-751 0-11610 17653 21717 17653" svg:viewBox="0 0 23998 17654">
          <text:p/>
        </draw:connector>
        <draw:custom-shape draw:style-name="gr28" draw:text-style-name="P1" xml:id="id35" draw:id="id35" draw:layer="layout" svg:width="4.953cm" svg:height="0.889cm" svg:x="11.668cm" svg:y="10.398cm">
          <text:p text:style-name="P1">bads_upd.npz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9.763cm" svg:y1="9.953cm" svg:x2="11.668cm" svg:y2="10.842cm" draw:start-shape="id3" draw:start-glue-point="1" draw:end-shape="id35" draw:end-glue-point="3" svg:d="M9763 9953c1428 0 476 889 1905 889" svg:viewBox="0 0 1906 890">
          <text:p/>
        </draw:connector>
        <draw:connector draw:style-name="gr6" draw:text-style-name="P3" draw:layer="layout" draw:type="curve" svg:x1="16.621cm" svg:y1="10.842cm" svg:x2="19.034cm" svg:y2="11.985cm" draw:start-shape="id35" draw:start-glue-point="1" draw:end-shape="id13" draw:end-glue-point="3" svg:d="M16621 10842c1809 0 603 1143 2413 1143" svg:viewBox="0 0 2414 1144">
          <text:p/>
        </draw:connector>
        <draw:connector draw:style-name="gr6" draw:text-style-name="P3" draw:layer="layout" draw:type="curve" svg:x1="17.383cm" svg:y1="13.192cm" svg:x2="19.034cm" svg:y2="11.985cm" draw:start-shape="id5" draw:start-glue-point="1" draw:end-shape="id13" draw:end-glue-point="3" svg:d="M17383 13192c1237 0 412-1207 1651-1207" svg:viewBox="0 0 1652 1208">
          <text:p/>
        </draw:connector>
        <draw:connector draw:style-name="gr6" draw:text-style-name="P3" draw:layer="layout" draw:type="curve" svg:x1="15.414cm" svg:y1="20.558cm" svg:x2="27.289cm" svg:y2="24.495cm" draw:start-shape="id32" draw:start-glue-point="2" draw:end-shape="id21" draw:end-glue-point="0" svg:d="M15414 20558c0 2952 11875 984 11875 3937" svg:viewBox="0 0 11876 3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9T23:13:06.710626342</meta:creation-date>
    <dc:date>2020-12-30T00:25:47.792157814</dc:date>
    <meta:editing-duration>PT39M56S</meta:editing-duration>
    <meta:editing-cycles>7</meta:editing-cycles>
    <meta:generator>LibreOffice/6.0.7.3$Linux_X86_64 LibreOffice_project/00m0$Build-3</meta:generator>
    <meta:document-statistic meta:object-count="79"/>
  </office:meta>
</office:document-meta>
</file>